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solid" draw:fill-color="#f653b8" draw:opacity="29%" draw:textarea-horizontal-align="justify" draw:textarea-vertical-align="middle" draw:auto-grow-height="false" fo:min-height="5.084cm" fo:min-width="4.199cm" draw:shadow-opacity="29%"/>
    </style:style>
    <style:style style:name="gr5" style:family="graphic" style:parent-style-name="standard">
      <style:graphic-properties draw:fill="solid" draw:fill-color="#ffff00" draw:opacity="31%" draw:textarea-horizontal-align="justify" draw:textarea-vertical-align="middle" draw:auto-grow-height="false" fo:min-height="5.084cm" fo:min-width="4.199cm" draw:shadow-offset-x="0.203cm" draw:shadow-offset-y="0.203cm" draw:shadow-opacity="31%"/>
    </style:style>
    <style:style style:name="gr6" style:family="graphic" style:parent-style-name="standard">
      <style:graphic-properties draw:textarea-horizontal-align="justify" draw:textarea-vertical-align="middle" draw:auto-grow-height="false" fo:min-height="14.355cm" fo:min-width="17.78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311cm" fo:min-width="0.389cm"/>
    </style:style>
    <style:style style:name="gr8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1.147cm" fo:min-width="3.183cm" draw:shadow-offset-x="0.203cm" draw:shadow-offset-y="0.203cm" draw:shadow-opacity="100%"/>
      <style:paragraph-properties style:writing-mode="lr-tb"/>
    </style:style>
    <style:style style:name="gr9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0.309cm" fo:min-width="0cm" draw:shadow-offset-x="0.203cm" draw:shadow-offset-y="0.203cm" draw:shadow-opacity="100%"/>
    </style:style>
    <style:style style:name="gr10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0cm" fo:min-width="0cm" draw:shadow-offset-x="0.203cm" draw:shadow-offset-y="0.203cm" draw:shadow-opacity="100%"/>
    </style:style>
    <style:style style:name="gr11" style:family="graphic" style:parent-style-name="standard">
      <style:graphic-properties draw:textarea-horizontal-align="justify" draw:textarea-vertical-align="middle" draw:auto-grow-height="false" fo:min-height="1.147cm" fo:min-width="3.18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309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1.147cm" fo:min-width="3.183cm" draw:shadow-opacity="100%"/>
      <style:paragraph-properties style:writing-mode="lr-tb"/>
    </style:style>
    <style:style style:name="gr15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0.309cm" fo:min-width="0cm" draw:shadow-opacity="100%"/>
    </style:style>
    <style:style style:name="gr16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0cm" fo:min-width="0cm" draw:shadow-opacity="100%"/>
    </style:style>
    <style:style style:name="gr17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149cm" fo:min-width="0cm"/>
    </style:style>
    <style:style style:name="gr19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273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072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163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088cm" fo:min-width="0cm"/>
    </style:style>
    <style:style style:name="gr24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16cm" fo:min-width="0cm"/>
    </style:style>
    <style:style style:name="gr27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30" style:family="graphic" style:parent-style-name="standard">
      <style:graphic-properties draw:fill="solid" draw:fill-color="#0053ab" draw:opacity="13%" draw:textarea-horizontal-align="justify" draw:textarea-vertical-align="middle" draw:auto-grow-height="false" fo:min-height="12.196cm" fo:min-width="9.533cm" draw:shadow-opacity="13%"/>
    </style:style>
    <style:style style:name="gr31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0.258cm" fo:min-width="0.008cm" draw:shadow-opacity="100%"/>
    </style:style>
    <style:style style:name="gr32" style:family="graphic" style:parent-style-name="standard">
      <style:graphic-properties draw:fill="solid" draw:fill-color="#729fcf" draw:opacity="13%" draw:textarea-horizontal-align="justify" draw:textarea-vertical-align="middle" draw:auto-grow-height="false" fo:min-height="0.258cm" fo:min-width="0.008cm" draw:shadow-offset-x="0.203cm" draw:shadow-offset-y="0.203cm" draw:shadow-opacity="13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653b8" draw:opacity="29%"/>
      <style:paragraph-properties fo:text-align="center"/>
    </style:style>
    <style:style style:name="P4" style:family="paragraph">
      <loext:graphic-properties draw:fill="solid" draw:fill-color="#ffff00" draw:opacity="31%"/>
      <style:paragraph-properties fo:text-align="center"/>
    </style:style>
    <style:style style:name="P5" style:family="paragraph">
      <style:paragraph-properties fo:text-align="center" style:writing-mode="lr-tb"/>
      <style:text-properties fo:font-size="10pt" style:font-size-asian="22pt" style:font-size-complex="22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ffffff" draw:opacity="100%"/>
      <style:paragraph-properties fo:text-align="center" style:writing-mode="lr-tb"/>
    </style:style>
    <style:style style:name="P8" style:family="paragraph">
      <loext:graphic-properties draw:fill="solid" draw:fill-color="#ffffff" draw:opacity="100%"/>
      <style:paragraph-properties fo:text-align="center"/>
    </style:style>
    <style:style style:name="P9" style:family="paragraph">
      <style:paragraph-properties fo:text-align="center" style:writing-mode="lr-tb"/>
      <style:text-properties fo:font-size="10pt" fo:font-weight="normal" style:font-size-asian="22pt" style:font-size-complex="22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0pt" style:font-size-asian="22pt" style:font-size-complex="22pt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9pt" fo:font-weight="bold" style:font-size-asian="20pt" style:font-size-complex="20pt"/>
    </style:style>
    <style:style style:name="P14" style:family="paragraph">
      <loext:graphic-properties draw:fill="solid" draw:fill-color="#0053ab" draw:opacity="13%"/>
      <style:paragraph-properties fo:text-align="center"/>
    </style:style>
    <style:style style:name="P15" style:family="paragraph">
      <loext:graphic-properties draw:fill="solid" draw:fill-color="#729fcf" draw:opacity="13%"/>
      <style:paragraph-properties fo:text-align="center"/>
    </style:style>
    <style:style style:name="T1" style:family="text">
      <style:text-properties fo:font-size="10pt" style:font-size-asian="22pt" style:font-size-complex="22pt"/>
    </style:style>
    <style:style style:name="T2" style:family="text">
      <style:text-properties fo:font-size="10pt" fo:font-weight="normal" style:font-size-asian="22pt" style:font-size-complex="22pt"/>
    </style:style>
    <style:style style:name="T3" style:family="text">
      <style:text-properties fo:font-size="11pt" fo:font-weight="bold" style:font-size-asian="26pt" style:font-weight-asian="bold" style:font-size-complex="26pt" style:font-weight-complex="bold"/>
    </style:style>
    <style:style style:name="T4" style:family="text">
      <style:text-properties fo:font-size="10pt" fo:font-weight="bold" style:font-size-asian="22pt" style:font-weight-asian="bold" style:font-size-complex="22pt" style:font-weight-complex="bold"/>
    </style:style>
    <style:style style:name="T5" style:family="text">
      <style:text-properties fo:font-size="9pt" fo:font-weight="bold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5.097cm" svg:y1="7.223cm" svg:x2="14.208cm" svg:y2="7.223cm">
              <text:p/>
            </draw:line>
            <draw:line draw:style-name="gr1" draw:text-style-name="P1" draw:layer="layout" svg:x1="13.573cm" svg:y1="7.223cm" svg:x2="12.557cm" svg:y2="7.223cm">
              <text:p/>
            </draw:line>
            <draw:custom-shape draw:style-name="gr2" draw:text-style-name="P2" draw:layer="layout" svg:width="0.473cm" svg:height="0.508cm" draw:transform="rotate (-0.000174532925199667) translate (13.735cm 6.969cm)">
              <text:p/>
  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ellipse draw:style-name="gr3" draw:text-style-name="P2" draw:layer="layout" svg:width="0.797cm" svg:height="0.762cm" draw:transform="skewX (-0.00663225115757845) rotate (3.13443680365662) translate (14.37cm 7.607cm)" draw:kind="arc" draw:start-angle="269.45" draw:end-angle="87.87">
              <text:p/>
            </draw:ellipse>
          </draw:g>
        </draw:g>
        <draw:custom-shape draw:style-name="gr4" draw:text-style-name="P3" draw:layer="layout" svg:width="4.699cm" svg:height="5.334cm" svg:x="1.762cm" svg:y="4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699cm" svg:height="5.334cm" svg:x="1.762cm" svg:y="11.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8.288cm" svg:height="14.605cm" svg:x="1.381cm" svg:y="3.0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889cm" svg:height="4.445cm" draw:transform="rotate (1.57306525482249) translate (1.378cm 3.931cm)">
          <text:p/>
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</draw:custom-shape>
        <draw:g>
          <draw:custom-shape draw:style-name="gr8" draw:text-style-name="P7" draw:layer="layout" svg:width="3.683cm" svg:height="1.397cm" svg:x="9.255cm" svg:y="6.461cm">
            <text:p text:style-name="P6"><text:span text:style-name="T1">Fronte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9" draw:text-style-name="P8" draw:layer="layout" svg:width="0.347cm" svg:height="0.559cm" svg:x="12.411cm" svg:y="6.6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8" draw:layer="layout" svg:width="0.207cm" svg:height="0.142cm" svg:x="12.309cm" svg:y="6.7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8" draw:layer="layout" svg:width="0.207cm" svg:height="0.142cm" svg:x="12.309cm" svg:y="6.9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1" draw:text-style-name="P6" draw:layer="layout" svg:width="3.683cm" svg:height="1.397cm" svg:x="15.097cm" svg:y="15.605cm">
            <text:p text:style-name="P6"><text:span text:style-name="T1">MongoDB</text:span></text:p>
            <text:p text:style-name="P6"><text:span text:style-name="T1">(Database)</text:span></text:p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2" draw:layer="layout" svg:width="0.347cm" svg:height="0.559cm" svg:x="18.253cm" svg:y="15.7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2" draw:layer="layout" svg:width="0.207cm" svg:height="0.142cm" svg:x="18.151cm" svg:y="15.8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2" draw:layer="layout" svg:width="0.207cm" svg:height="0.142cm" svg:x="18.151cm" svg:y="16.1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1" draw:text-style-name="P6" draw:layer="layout" svg:width="3.683cm" svg:height="1.397cm" svg:x="9.255cm" svg:y="12.43cm">
            <text:p text:style-name="P6"><text:span text:style-name="T1">Message</text:span></text:p>
            <text:p text:style-name="P6"><text:span text:style-name="T1">Broker(s)</text:span></text:p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2" draw:layer="layout" svg:width="0.347cm" svg:height="0.559cm" svg:x="12.411cm" svg:y="12.6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2" draw:layer="layout" svg:width="0.207cm" svg:height="0.142cm" svg:x="12.309cm" svg:y="12.7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2" draw:layer="layout" svg:width="0.207cm" svg:height="0.142cm" svg:x="12.309cm" svg:y="12.9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14" draw:text-style-name="P7" draw:layer="layout" svg:width="3.683cm" svg:height="1.397cm" svg:x="14.97cm" svg:y="6.461cm">
              <text:p text:style-name="P6"><text:span text:style-name="T1">Backend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5" draw:text-style-name="P8" draw:layer="layout" svg:width="0.347cm" svg:height="0.559cm" svg:x="18.126cm" svg:y="6.64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8" draw:layer="layout" svg:width="0.207cm" svg:height="0.142cm" svg:x="18.024cm" svg:y="6.7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8" draw:layer="layout" svg:width="0.207cm" svg:height="0.142cm" svg:x="18.024cm" svg:y="6.9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custom-shape draw:style-name="gr11" draw:text-style-name="P9" draw:layer="layout" svg:width="3.683cm" svg:height="1.397cm" svg:x="10.017cm" svg:y="8.493cm">
            <text:p text:style-name="P9"><text:span text:style-name="T2">Filter(s) - </text:span></text:p>
            <text:p text:style-name="P9"><text:span text:style-name="T2">Consumer(s)</text:span></text:p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2" draw:layer="layout" svg:width="0.347cm" svg:height="0.559cm" svg:x="13.173cm" svg:y="8.6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2" draw:layer="layout" svg:width="0.207cm" svg:height="0.142cm" svg:x="13.071cm" svg:y="8.7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2" draw:layer="layout" svg:width="0.207cm" svg:height="0.142cm" svg:x="13.071cm" svg:y="8.9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gr17" draw:text-style-name="P10" draw:layer="layout" svg:width="2.54cm" svg:height="0.635cm" svg:x="12.938cm" svg:y="6.207cm">
          <draw:text-box>
            <text:p>Backend API</text:p>
          </draw:text-box>
        </draw:frame>
        <draw:g>
          <draw:line draw:style-name="gr1" draw:text-style-name="P1" draw:layer="layout" svg:x1="16.861cm" svg:y1="7.857cm" svg:x2="16.875cm" svg:y2="11.523cm">
            <text:p/>
          </draw:line>
          <draw:line draw:style-name="gr1" draw:text-style-name="P1" draw:layer="layout" svg:x1="16.86cm" svg:y1="12.255cm" svg:x2="16.859cm" svg:y2="15.605cm">
            <text:p/>
          </draw:line>
          <draw:custom-shape draw:style-name="gr18" draw:text-style-name="P2" draw:layer="layout" svg:width="0.565cm" svg:height="0.563cm" draw:transform="skewX (-0.00349065850398866) rotate (-1.5709708597201) translate (17.157cm 11.6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3" draw:text-style-name="P2" draw:layer="layout" svg:width="0.967cm" svg:height="0.845cm" draw:transform="rotate (-1.56765473414131) translate (17.297cm 11.522cm)" draw:kind="arc" draw:start-angle="104.36" draw:end-angle="262.62">
            <text:p/>
          </draw:ellipse>
        </draw:g>
        <draw:g>
          <draw:g>
            <draw:line draw:style-name="gr1" draw:text-style-name="P1" draw:layer="layout" svg:x1="10.525cm" svg:y1="12.43cm" svg:x2="10.525cm" svg:y2="11.541cm">
              <text:p/>
            </draw:line>
            <draw:line draw:style-name="gr1" draw:text-style-name="P1" draw:layer="layout" svg:x1="10.525cm" svg:y1="10.906cm" svg:x2="10.525cm" svg:y2="9.89cm">
              <text:p/>
            </draw:line>
            <draw:custom-shape draw:style-name="gr2" draw:text-style-name="P2" draw:layer="layout" svg:width="0.473cm" svg:height="0.508cm" draw:transform="rotate (1.5706217938697) translate (10.271cm 11.54cm)">
              <text:p/>
  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ellipse draw:style-name="gr3" draw:text-style-name="P2" draw:layer="layout" svg:width="0.797cm" svg:height="0.762cm" draw:transform="skewX (-0.00663225115757846) rotate (1.56364047686172) translate (10.141cm 11.703cm)" draw:kind="arc" draw:start-angle="269.45" draw:end-angle="87.87">
              <text:p/>
            </draw:ellipse>
          </draw:g>
        </draw:g>
        <draw:frame draw:style-name="gr17" draw:text-style-name="P10" draw:layer="layout" svg:width="3.048cm" svg:height="0.635cm" svg:x="16.875cm" svg:y="12.049cm">
          <draw:text-box>
            <text:p>Database API</text:p>
          </draw:text-box>
        </draw:frame>
        <draw:frame draw:style-name="gr17" draw:text-style-name="P10" draw:layer="layout" svg:width="3.048cm" svg:height="0.635cm" svg:x="14.716cm" svg:y="12.811cm">
          <draw:text-box>
            <text:p>Database API</text:p>
          </draw:text-box>
        </draw:frame>
        <draw:frame draw:style-name="gr19" draw:text-style-name="P10" draw:layer="layout" svg:width="2.413cm" svg:height="0.887cm" svg:x="14.081cm" svg:y="8.876cm">
          <draw:text-box>
            <text:p>Overview API</text:p>
          </draw:text-box>
        </draw:frame>
        <draw:frame draw:style-name="gr17" draw:text-style-name="P10" draw:layer="layout" svg:width="2.54cm" svg:height="0.635cm" svg:x="12.049cm" svg:y="11.541cm">
          <draw:text-box>
            <text:p>AMQP API</text:p>
          </draw:text-box>
        </draw:frame>
        <draw:g>
          <draw:line draw:style-name="gr1" draw:text-style-name="P1" draw:layer="layout" svg:x1="12.049cm" svg:y1="12.43cm" svg:x2="12.049cm" svg:y2="11.541cm">
            <text:p/>
          </draw:line>
          <draw:line draw:style-name="gr1" draw:text-style-name="P1" draw:layer="layout" svg:x1="12.049cm" svg:y1="10.906cm" svg:x2="12.049cm" svg:y2="9.89cm">
            <text:p/>
          </draw:line>
          <draw:custom-shape draw:style-name="gr2" draw:text-style-name="P2" draw:layer="layout" svg:width="0.473cm" svg:height="0.508cm" draw:transform="rotate (1.5706217938697) translate (11.795cm 11.54cm)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3" draw:text-style-name="P2" draw:layer="layout" svg:width="0.797cm" svg:height="0.762cm" draw:transform="skewX (-0.00663225115757846) rotate (1.56364047686172) translate (11.665cm 11.703cm)" draw:kind="arc" draw:start-angle="269.45" draw:end-angle="87.87">
            <text:p/>
          </draw:ellipse>
        </draw:g>
        <draw:frame draw:style-name="gr20" draw:text-style-name="P10" draw:layer="layout" svg:width="2.413cm" svg:height="1.523cm" svg:x="9.128cm" svg:y="11.16cm">
          <draw:text-box>
            <text:p>HTTP</text:p>
            <text:p>Management</text:p>
            <text:p>API</text:p>
          </draw:text-box>
        </draw:frame>
        <draw:line draw:style-name="gr1" draw:text-style-name="P1" draw:layer="layout" svg:x1="5.953cm" svg:y1="13.169cm" svg:x2="7.478cm" svg:y2="13.169cm">
          <text:p/>
        </draw:line>
        <draw:line draw:style-name="gr1" draw:text-style-name="P1" draw:layer="layout" svg:x1="7.985cm" svg:y1="13.192cm" svg:x2="9.001cm" svg:y2="13.192cm">
          <text:p/>
        </draw:line>
        <draw:custom-shape draw:style-name="gr21" draw:text-style-name="P2" draw:layer="layout" svg:width="0.454cm" svg:height="0.454cm" draw:transform="skewX (-0.00226892802759263) rotate (-0.000174532925199667) translate (7.554cm 12.9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3" draw:text-style-name="P2" draw:layer="layout" svg:width="0.68cm" svg:height="0.68cm" draw:transform="rotate (0.00139626340159546) translate (7.455cm 12.832cm)" draw:kind="arc" draw:start-angle="92.13" draw:end-angle="270.54">
          <text:p/>
        </draw:circle>
        <draw:frame draw:style-name="gr17" draw:text-style-name="P10" draw:layer="layout" svg:width="2.54cm" svg:height="0.635cm" svg:x="6.969cm" svg:y="13.573cm">
          <draw:text-box>
            <text:p>AMQP API</text:p>
          </draw:text-box>
        </draw:frame>
        <draw:g>
          <draw:line draw:style-name="gr1" draw:text-style-name="P1" draw:layer="layout" svg:x1="13.051cm" svg:y1="9.89cm" svg:x2="14.4cm" svg:y2="12.328cm">
            <text:p/>
          </draw:line>
          <draw:line draw:style-name="gr1" draw:text-style-name="P1" draw:layer="layout" svg:x1="14.717cm" svg:y1="12.944cm" svg:x2="16.171cm" svg:y2="15.529cm">
            <text:p/>
          </draw:line>
          <draw:custom-shape draw:style-name="gr22" draw:text-style-name="P2" draw:layer="layout" svg:width="0.541cm" svg:height="0.583cm" draw:transform="skewX (0.00174532925199425) rotate (1.15191730631626) translate (14.234cm 12.847cm)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3" draw:text-style-name="P2" draw:layer="layout" svg:width="0.912cm" svg:height="0.873cm" draw:transform="skewX (-0.00680678408277793) rotate (1.98147229978916) translate (14.391cm 13.354cm)" draw:kind="arc" draw:start-angle="269.45" draw:end-angle="87.87">
            <text:p/>
          </draw:ellipse>
        </draw:g>
        <draw:g>
          <draw:g>
            <draw:line draw:style-name="gr1" draw:text-style-name="P1" draw:layer="layout" svg:x1="13.731cm" svg:y1="9.295cm" svg:x2="14.387cm" svg:y2="8.782cm">
              <text:p/>
            </draw:line>
            <draw:line draw:style-name="gr1" draw:text-style-name="P1" draw:layer="layout" svg:x1="14.856cm" svg:y1="8.416cm" svg:x2="15.606cm" svg:y2="7.83cm">
              <text:p/>
            </draw:line>
            <draw:custom-shape draw:style-name="gr23" draw:text-style-name="P2" draw:layer="layout" svg:width="0.442cm" svg:height="0.476cm" draw:transform="skewX (0.00209439510239329) rotate (2.47819300490675) translate (14.589cm 8.969cm)">
              <text:p/>
  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ellipse draw:style-name="gr3" draw:text-style-name="P2" draw:layer="layout" svg:width="0.747cm" svg:height="0.713cm" draw:transform="skewX (-0.00698131700797733) rotate (0.656418331675067) translate (14.046cm 8.593cm)" draw:kind="arc" draw:start-angle="269.45" draw:end-angle="87.87">
              <text:p/>
            </draw:ellipse>
          </draw:g>
        </draw:g>
        <draw:g>
          <draw:custom-shape draw:style-name="gr11" draw:text-style-name="P6" draw:layer="layout" svg:width="3.683cm" svg:height="1.397cm" svg:x="2.27cm" svg:y="12.43cm">
            <text:p text:style-name="P6"><text:span text:style-name="T1">Message </text:span></text:p>
            <text:p text:style-name="P6"><text:span text:style-name="T1">Producer(s)</text:span></text:p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2" draw:layer="layout" svg:width="0.347cm" svg:height="0.559cm" svg:x="5.426cm" svg:y="12.6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2" draw:layer="layout" svg:width="0.207cm" svg:height="0.142cm" svg:x="5.324cm" svg:y="12.7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2" draw:layer="layout" svg:width="0.207cm" svg:height="0.142cm" svg:x="5.324cm" svg:y="12.9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gr24" draw:text-style-name="P11" draw:layer="layout" svg:width="2.286cm" svg:height="1.27cm" svg:x="3.159cm" svg:y="4.81cm">
          <draw:text-box>
            <text:p text:style-name="P2"><text:span text:style-name="T3">Browser (client)</text:span></text:p>
          </draw:text-box>
        </draw:frame>
        <draw:frame draw:style-name="gr25" draw:text-style-name="P12" draw:layer="layout" svg:width="4.064cm" svg:height="1.433cm" svg:x="12.303cm" svg:y="4.774cm">
          <draw:text-box>
            <text:p text:style-name="P2"><text:span text:style-name="T4">Kubernetes Cluster</text:span></text:p>
            <text:p text:style-name="P2"><text:span text:style-name="T4">(server)</text:span></text:p>
          </draw:text-box>
        </draw:frame>
        <draw:line draw:style-name="gr1" draw:text-style-name="P1" draw:layer="layout" svg:x1="4.937cm" svg:y1="7.858cm" svg:x2="6.918cm" svg:y2="10.271cm">
          <text:p/>
        </draw:line>
        <draw:line draw:style-name="gr1" draw:text-style-name="P1" draw:layer="layout" svg:x1="7.35cm" svg:y1="10.779cm" svg:x2="9.117cm" svg:y2="12.938cm">
          <text:p/>
        </draw:line>
        <draw:custom-shape draw:style-name="gr26" draw:text-style-name="P2" draw:layer="layout" svg:width="0.575cm" svg:height="0.58cm" draw:transform="skewX (0.0481710873550435) rotate (-0.890292451442307) translate (7.242cm 10.1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" draw:text-style-name="P2" draw:layer="layout" svg:width="0.861cm" svg:height="0.868cm" draw:transform="skewX (0.0460766922526503) rotate (-0.866032374839587) translate (7.284cm 9.972cm)" draw:kind="arc" draw:start-angle="92.13" draw:end-angle="270.54">
          <text:p/>
        </draw:ellipse>
        <draw:frame draw:style-name="gr27" draw:text-style-name="P10" draw:layer="layout" svg:width="3.048cm" svg:height="0.889cm" svg:x="4.175cm" svg:y="10.271cm">
          <draw:text-box>
            <text:p>Management GUI</text:p>
          </draw:text-box>
        </draw:frame>
        <draw:frame draw:style-name="gr28" draw:text-style-name="P11" draw:layer="layout" svg:width="3.302cm" svg:height="1.115cm" svg:x="2.524cm" svg:y="11.16cm">
          <draw:text-box>
            <text:p text:style-name="P2"><text:span text:style-name="T3">User Device(s)</text:span></text:p>
            <text:p text:style-name="P2"><text:span text:style-name="T3">(client)</text:span></text:p>
          </draw:text-box>
        </draw:frame>
        <draw:frame draw:style-name="gr29" draw:text-style-name="P13" draw:layer="layout" svg:width="3.81cm" svg:height="0.963cm" svg:x="1.381cm" svg:y="3.034cm">
          <draw:text-box>
            <text:p><text:span text:style-name="T5">System Component </text:span><text:span text:style-name="T5">Diagram</text:span></text:p>
          </draw:text-box>
        </draw:frame>
        <draw:g>
          <draw:custom-shape draw:style-name="gr11" draw:text-style-name="P6" draw:layer="layout" svg:width="3.683cm" svg:height="1.397cm" svg:x="2.27cm" svg:y="6.461cm">
            <text:p text:style-name="P6"><text:span text:style-name="T1">Frontend G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2" draw:text-style-name="P2" draw:layer="layout" svg:width="0.347cm" svg:height="0.559cm" svg:x="5.426cm" svg:y="6.6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2" draw:layer="layout" svg:width="0.207cm" svg:height="0.142cm" svg:x="5.324cm" svg:y="6.7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2" draw:layer="layout" svg:width="0.207cm" svg:height="0.142cm" svg:x="5.324cm" svg:y="6.9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line draw:style-name="gr1" draw:text-style-name="P1" draw:layer="layout" svg:x1="9.001cm" svg:y1="7.223cm" svg:x2="7.858cm" svg:y2="7.223cm">
              <text:p/>
            </draw:line>
            <draw:line draw:style-name="gr1" draw:text-style-name="P1" draw:layer="layout" svg:x1="7.223cm" svg:y1="7.223cm" svg:x2="5.953cm" svg:y2="7.223cm">
              <text:p/>
            </draw:line>
            <draw:custom-shape draw:style-name="gr2" draw:text-style-name="P2" draw:layer="layout" svg:width="0.473cm" svg:height="0.508cm" draw:transform="rotate (-0.000174532925199667) translate (7.385cm 6.969cm)">
              <text:p/>
  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ellipse draw:style-name="gr3" draw:text-style-name="P2" draw:layer="layout" svg:width="0.797cm" svg:height="0.762cm" draw:transform="skewX (-0.00663225115757845) rotate (3.13443680365662) translate (8.02cm 7.607cm)" draw:kind="arc" draw:start-angle="269.45" draw:end-angle="87.87">
              <text:p/>
            </draw:ellipse>
          </draw:g>
        </draw:g>
        <draw:frame draw:style-name="gr17" draw:text-style-name="P10" draw:layer="layout" svg:width="2.54cm" svg:height="0.635cm" svg:x="6.588cm" svg:y="6.207cm">
          <draw:text-box>
            <text:p>Frontend GUI</text:p>
          </draw:text-box>
        </draw:frame>
        <draw:custom-shape draw:style-name="gr30" draw:text-style-name="P14" draw:layer="layout" svg:width="10.033cm" svg:height="12.446cm" svg:x="9.255cm" svg:y="4.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0.508cm" svg:height="0.508cm" svg:x="9.001cm" svg:y="6.96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0.508cm" svg:height="0.508cm" svg:x="9.001cm" svg:y="6.96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0.508cm" svg:height="0.508cm" svg:x="9.001cm" svg:y="12.9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0.508cm" svg:height="0.508cm" svg:x="9.001cm" svg:y="12.93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f483e2" draw:opacity="45%" draw:textarea-horizontal-align="justify" fo:padding-top="0.125cm" fo:padding-bottom="0.125cm" fo:padding-left="0.25cm" fo:padding-right="0.25cm" draw:shadow="hidden" draw:shadow-offset-x="0.2cm" draw:shadow-offset-y="0.2cm" draw:shadow-color="#808080" draw:shadow-opacity="4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2T00:36:38.891211823</meta:creation-date>
    <meta:editing-duration>PT3H29M14S</meta:editing-duration>
    <meta:editing-cycles>14</meta:editing-cycles>
    <meta:generator>LibreOffice/6.4.7.2$Linux_X86_64 LibreOffice_project/40$Build-2</meta:generator>
    <dc:date>2021-10-02T14:44:42.311091228</dc:date>
    <meta:document-statistic meta:object-count="112"/>
  </office:meta>
</office:document-meta>
</file>